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55cm" fo:min-width="8.7cm" draw:shadow="hidden"/>
    </style:style>
    <style:style style:name="gr2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35cm" fo:min-width="2.102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579cm" fo:min-width="1.948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Arrow" draw:marker-end-width="0.3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Arrow" draw:marker-end-width="0.3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1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386cm" fo:min-width="0.854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15cm" fo:min-width="1.94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851cm" fo:min-width="1.948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objectwithoutfill">
      <style:graphic-properties svg:stroke-color="#000000" draw:marker-end="Arrow" draw:marker-end-width="0.3cm" draw:fill="solid" draw:fill-color="#ffffff" draw:textarea-vertical-align="middle"/>
    </style:style>
    <style:style style:name="gr12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42cm" fo:min-width="2.901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542cm" fo:min-width="2.901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51cm" fo:min-width="1.948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15cm" fo:min-width="0.95cm"/>
    </style:style>
    <style:style style:name="gr16" style:family="graphic" style:parent-style-name="standard">
      <style:graphic-properties draw:stroke="none" svg:stroke-color="#000000" draw:fill="solid" draw:fill-color="#ffffff" fo:min-height="0.45cm" draw:shadow="hidden"/>
    </style:style>
    <style:style style:name="gr17" style:family="graphic" style:parent-style-name="standard">
      <style:graphic-properties svg:stroke-color="#000000" draw:fill="solid" draw:fill-color="#ffffff" draw:textarea-vertical-align="middle" draw:shadow="hidden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4" draw:id="id14" draw:layer="layout" svg:width="9.2cm" svg:height="4.8cm" svg:x="1.5cm" svg:y="11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4cm" svg:height="1.6cm" svg:x="1.6cm" svg:y="3.4cm">
          <text:p text:style-name="P2"><text:span text:style-name="T1">Verificação dos </text:span></text:p>
          <text:p text:style-name="P2"><text:span text:style-name="T1">parâmetros</text:span></text:p>
          <text:p text:style-name="P2"><text:span text:style-name="T1">de entrada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xml:id="id3" draw:id="id3" draw:layer="layout" svg:width="3.2cm" svg:height="1.828cm" svg:x="1.7cm" svg:y="7.8cm">
          <text:p text:style-name="P2"><text:span text:style-name="T1">Encontrar </text:span></text:p>
          <text:p text:style-name="P2"><text:span text:style-name="T1">número</text:span></text:p>
          <text:p text:style-name="P2"><text:span text:style-name="T1">máximo de</text:span></text:p>
          <text:p text:style-name="P2"><text:span text:style-name="T1">permutações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3" draw:layer="layout" svg:x1="3.3cm" svg:y1="5cm" svg:x2="3.3cm" svg:y2="5.7cm" draw:start-shape="id1" draw:start-glue-point="2" svg:d="M3300 5000v700" svg:viewBox="0 0 1 701">
          <text:p/>
        </draw:connector>
        <draw:connector draw:style-name="gr5" draw:text-style-name="P3" draw:layer="layout" svg:x1="3.3cm" svg:y1="7.2cm" svg:x2="3.3cm" svg:y2="7.8cm" draw:start-shape="id2" draw:start-glue-point="7" draw:end-shape="id3" draw:end-glue-point="0" svg:d="M3300 7200v600" svg:viewBox="0 0 1 601">
          <text:p/>
        </draw:connector>
        <draw:custom-shape draw:style-name="gr6" draw:text-style-name="P3" xml:id="id4" draw:id="id4" draw:layer="layout" svg:width="1.5cm" svg:height="0.8cm" svg:x="2.55cm" svg:y="1.7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4" draw:layer="layout" svg:x1="3.3cm" svg:y1="2.5cm" svg:x2="3.3cm" svg:y2="3.4cm" draw:start-shape="id4" draw:start-glue-point="6" draw:end-shape="id1" draw:end-glue-point="0" svg:d="M3300 2500v900" svg:viewBox="0 0 1 901">
          <text:p/>
        </draw:connector>
        <draw:custom-shape draw:style-name="gr8" draw:text-style-name="P3" xml:id="id8" draw:id="id8" draw:layer="layout" svg:width="1.5cm" svg:height="0.9cm" svg:x="2.56cm" svg:y="19.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3" xml:id="id7" draw:id="id7" draw:layer="layout" svg:width="3.2cm" svg:height="1.4cm" svg:x="1.7cm" svg:y="17.3cm">
          <text:p text:style-name="P2"><text:span text:style-name="T1">Libert</text:span><text:span text:style-name="T1">ar </text:span></text:p>
          <text:p text:style-name="P2"><text:span text:style-name="T1">mem</text:span><text:span text:style-name="T1">ória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0" draw:text-style-name="P3" xml:id="id5" draw:id="id5" draw:layer="layout" svg:width="3.2cm" svg:height="1.1cm" svg:x="1.7cm" svg:y="10.3cm">
          <text:p text:style-name="P2"><text:span text:style-name="T1">Construir o </text:span></text:p>
          <text:p text:style-name="P2"><text:span text:style-name="T1">grafo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" draw:layer="layout" svg:x1="3.3cm" svg:y1="9.628cm" svg:x2="3.3cm" svg:y2="10.3cm" draw:start-shape="id3" draw:start-glue-point="2" draw:end-shape="id5" draw:end-glue-point="0" svg:d="M3300 9628v672" svg:viewBox="0 0 1 673">
          <text:p/>
        </draw:connector>
        <draw:connector draw:style-name="gr11" draw:text-style-name="P1" xml:id="id11" draw:id="id11" draw:layer="layout" svg:x1="3.3cm" svg:y1="11.4cm" svg:x2="3.3cm" svg:y2="13.05cm" draw:start-shape="id5" draw:start-glue-point="2" draw:end-shape="id6" draw:end-glue-point="4" svg:d="M3300 11400v1650" svg:viewBox="0 0 1 1651">
          <text:p/>
        </draw:connector>
        <draw:connector draw:style-name="gr11" draw:text-style-name="P1" draw:layer="layout" svg:x1="3.3cm" svg:y1="18.7cm" svg:x2="3.31cm" svg:y2="19.5cm" draw:start-shape="id7" draw:start-glue-point="2" draw:end-shape="id8" draw:end-glue-point="4" svg:d="M3300 18700v401h10v399" svg:viewBox="0 0 11 801">
          <text:p/>
        </draw:connector>
        <draw:custom-shape draw:style-name="gr12" draw:text-style-name="P3" xml:id="id2" draw:id="id2" draw:layer="layout" svg:width="3.4cm" svg:height="1.5cm" svg:x="1.6cm" svg:y="5.7cm">
          <text:p text:style-name="P2"><text:span text:style-name="T1">Abrir</text:span></text:p>
          <text:p text:style-name="P2"><text:span text:style-name="T1">ficheiro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3" xml:id="id10" draw:id="id10" draw:layer="layout" svg:width="3.4cm" svg:height="1.5cm" svg:x="5.7cm" svg:y="14.86cm">
          <text:p text:style-name="P2"><text:span text:style-name="T1">Escrever</text:span></text:p>
          <text:p text:style-name="P2"><text:span text:style-name="T1">soluçõe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3" xml:id="id9" draw:id="id9" draw:layer="layout" svg:width="3.2cm" svg:height="1.2cm" svg:x="5.8cm" svg:y="12.76cm">
          <text:p text:style-name="P2"><text:span text:style-name="T1">Resolver</text:span></text:p>
          <text:p text:style-name="P2"><text:span text:style-name="T1">problema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1" draw:text-style-name="P1" draw:layer="layout" svg:x1="4.75cm" svg:y1="14.45cm" svg:x2="5.8cm" svg:y2="13.36cm" draw:start-shape="id6" draw:start-glue-point="7" draw:end-shape="id9" draw:end-glue-point="3" svg:d="M4750 14450h526v-1090h524" svg:viewBox="0 0 1051 1091">
          <text:p/>
        </draw:connector>
        <draw:connector draw:style-name="gr11" draw:text-style-name="P1" draw:layer="layout" svg:x1="7.4cm" svg:y1="13.96cm" svg:x2="7.4cm" svg:y2="14.86cm" draw:start-shape="id9" draw:start-glue-point="2" draw:end-shape="id10" draw:end-glue-point="5" svg:d="M7400 13960v900" svg:viewBox="0 0 1 901">
          <text:p/>
        </draw:connector>
        <draw:custom-shape draw:style-name="gr15" draw:text-style-name="P1" xml:id="id6" draw:id="id6" draw:layer="layout" svg:width="2.9cm" svg:height="2.8cm" svg:x="1.85cm" svg:y="13.05cm">
          <text:p text:style-name="P5">Ler problem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9.1cm" svg:y1="15.61cm" svg:x2="3.3cm" svg:y2="12.225cm" draw:start-shape="id10" draw:start-glue-point="8" draw:end-shape="id11" draw:end-glue-point="0" svg:d="M9100 15610h502v-3385h-6302" svg:viewBox="0 0 6303 3386">
          <text:p/>
        </draw:connector>
        <draw:connector draw:style-name="gr11" draw:text-style-name="P1" draw:layer="layout" svg:x1="3.3cm" svg:y1="15.85cm" svg:x2="3.3cm" svg:y2="17.3cm" draw:start-shape="id6" draw:start-glue-point="6" draw:end-shape="id7" draw:end-glue-point="0" svg:d="M3300 15850v1450" svg:viewBox="0 0 1 1451">
          <text:p/>
        </draw:connector>
        <draw:frame draw:style-name="gr16" draw:text-style-name="P6" xml:id="id12" draw:id="id12" draw:layer="layout" svg:width="3.6cm" svg:height="0.7cm" svg:x="5.4cm" svg:y="7.7cm">
          <draw:text-box>
            <text:p>find_max_perm()</text:p>
          </draw:text-box>
        </draw:frame>
        <draw:connector draw:style-name="gr17" draw:text-style-name="P1" draw:layer="layout" svg:x1="4.9cm" svg:y1="8.714cm" svg:x2="7.2cm" svg:y2="8.4cm" draw:start-shape="id3" draw:start-glue-point="1" draw:end-shape="id12" svg:d="M4900 8714h2300v-314" svg:viewBox="0 0 2301 315">
          <text:p/>
        </draw:connector>
        <draw:frame draw:style-name="gr16" draw:text-style-name="P6" xml:id="id13" draw:id="id13" draw:layer="layout" svg:width="2.6cm" svg:height="0.7cm" svg:x="9.8cm" svg:y="10.8cm">
          <draw:text-box>
            <text:p>solve_pal()</text:p>
          </draw:text-box>
        </draw:frame>
        <draw:connector draw:style-name="gr17" draw:text-style-name="P1" draw:layer="layout" svg:x1="11.1cm" svg:y1="11.5cm" svg:x2="10.7cm" svg:y2="14.2cm" draw:start-shape="id13" draw:start-glue-point="2" draw:end-shape="id14" draw:end-glue-point="1" svg:d="M11100 11500v2700h-400" svg:viewBox="0 0 401 2701">
          <text:p/>
        </draw:connector>
        <draw:frame draw:style-name="gr16" draw:text-style-name="P6" xml:id="id15" draw:id="id15" draw:layer="layout" svg:width="2.5cm" svg:height="0.7cm" svg:x="5.8cm" svg:y="9.7cm">
          <draw:text-box>
            <text:p>read_dic()</text:p>
          </draw:text-box>
        </draw:frame>
        <draw:connector draw:style-name="gr17" draw:text-style-name="P1" draw:layer="layout" svg:x1="4.9cm" svg:y1="10.85cm" svg:x2="7.05cm" svg:y2="10.4cm" draw:start-shape="id5" draw:start-glue-point="1" draw:end-shape="id15" draw:end-glue-point="2" svg:d="M4900 10850h2150v-450" svg:viewBox="0 0 2151 4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0T19:36:39.204521701</meta:creation-date>
    <dc:date>2016-12-10T20:48:16.038390856</dc:date>
    <meta:editing-duration>PT14M29S</meta:editing-duration>
    <meta:editing-cycles>4</meta:editing-cycles>
    <meta:generator>LibreOffice/5.2.3.3$Linux_X86_64 LibreOffice_project/20m0$Build-3</meta:generator>
    <meta:document-statistic meta:object-count="27"/>
  </office:meta>
</office:document-meta>
</file>